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7.999cm" svg:height="21cm" svg:x="0cm" svg:y="0.002cm" presentation:class="title" presentation:user-transformed="true">
          <draw:text-box>
            <text:p text:style-name="P1"><text:span text:style-name="T1">Bóg kocha mnie</text:span><text:span text:style-name="T1"><text:line-break/></text:span><text:span text:style-name="T1">takiego jakim jestem</text:span><text:span text:style-name="T1"><text:line-break/></text:span><text:span text:style-name="T1">Raduje się</text:span><text:span text:style-name="T1"><text:line-break/></text:span><text:span text:style-name="T1">każdym dobrym gestem. </text:span><text:span text:style-name="T1">Alleluja,</text:span><text:span text:style-name="T1"><text:line-break/></text:span><text:span text:style-name="T1">Boża radość mnie</text:span><text:span text:style-name="T1"><text:line-break/></text:span><text:span text:style-name="T1">rozpiera, uuu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0T14:27:34</meta:creation-date>
    <dc:date>2013-06-11T18:56:47.43</dc:date>
    <dc:language>pl-PL</dc:language>
    <meta:editing-cycles>8</meta:editing-cycles>
    <meta:editing-duration>PT3M5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